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WriteEv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WriteEvent.setKey( Correlation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WriteEvent.CorrelationSetWriteEvent( String csetName , Correlation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